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060001309700004B2F4EA20E52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2cm" svg:height="2.94cm" draw:z-index="0"><draw:image xlink:href="Pictures/200000060001309700004B2F4EA20E52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Formulaire d'adhésion</text:p>
      <text:p text:style-name="P1"/>
      <text:p text:style-name="P1"/>
      <text:p text:style-name="P4">Nom :</text:p>
      <text:p text:style-name="P4"/>
      <text:p text:style-name="P4">Prénom :</text:p>
      <text:p text:style-name="P4"/>
      <text:p text:style-name="P4">Date de naissance :</text:p>
      <text:p text:style-name="P4"/>
      <text:p text:style-name="P4">Téléphone :</text:p>
      <text:p text:style-name="P4"/>
      <text:p text:style-name="P4">Adresse e-mail :</text:p>
      <text:p text:style-name="P4"/>
      <text:p text:style-name="P4">Indiquez les motivations qui vous font adhérer à l'association Teleragno :</text:p>
      <text:p text:style-name="P2"/>
      <text:p text:style-name="P2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2"/>
      <text:p text:style-name="P2"><text:span text:style-name="T1">Règlement (adhésion de 5€ + cotisation de 15€) : </text:span><text:s text:c="4"/>par chèque <text:s text:c="9"/>en espèces</text:p>
      <text:p text:style-name="P2"/>
      <text:p text:style-name="P2">Je déclare avoir pris connaissance des statuts et du règlement intérieur de l'association Teleragno.</text:p>
      <text:p text:style-name="P2"/>
      <text:p text:style-name="P3"><text:span text:style-name="T1">Fait à :</text:span> <text:s text:c="31"/></text:p>
      <text:p text:style-name="P3"/>
      <text:p text:style-name="P3"><text:span text:style-name="T1">Le : </text:span><text:s text:c="31"/></text:p>
      <text:p text:style-name="P2"/>
      <text:p text:style-name="P3"><text:span text:style-name="T1">Signature </text:span><text:s text:c="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uT </meta:initial-creator>
    <meta:creation-date>2010-11-21T16:51:19</meta:creation-date>
    <meta:document-statistic meta:table-count="0" meta:image-count="1" meta:object-count="0" meta:page-count="1" meta:paragraph-count="13" meta:word-count="61" meta:character-count="1251"/>
    <dc:date>2010-11-21T17:05:49</dc:date>
    <dc:creator>ThiuT </dc:creator>
    <meta:editing-duration>PT00H14M31S</meta:editing-duration>
    <meta:editing-cycles>1</meta:editing-cycles>
    <meta:generator>OpenOffice.org/3.2$Unix OpenOffice.org_project/320m12$Build-9483</meta:generator>
  </office:meta>
</office:document-meta>
</file>